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3646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rosetta_hydraulic_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3" table:number-columns-repeated="4" table:default-cell-style-name="ce1"/>
        <table:table-row table:style-name="ro1">
          <table:table-cell office:value-type="string" calcext:value-type="string">
            <text:p>Texture Cl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θr</text:p>
          </table:table-cell>
          <table:table-cell office:value-type="string" calcext:value-type="string">
            <text:p>Std θr</text:p>
          </table:table-cell>
          <table:table-cell office:value-type="string" calcext:value-type="string">
            <text:p>θs</text:p>
          </table:table-cell>
          <table:table-cell office:value-type="string" calcext:value-type="string">
            <text:p>Std θs</text:p>
          </table:table-cell>
          <table:table-cell office:value-type="string" calcext:value-type="string">
            <text:p>log(α)</text:p>
          </table:table-cell>
          <table:table-cell office:value-type="string" calcext:value-type="string">
            <text:p>Std log(α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Std log(n)</text:p>
          </table:table-cell>
          <table:table-cell office:value-type="string" calcext:value-type="string">
            <text:p>log(Ks)</text:p>
          </table:table-cell>
          <table:table-cell office:value-type="string" calcext:value-type="string">
            <text:p>Std log(Ks)</text:p>
          </table:table-cell>
          <table:table-cell office:value-type="string" calcext:value-type="string">
            <text:p>log(Ko)</text:p>
          </table:table-cell>
          <table:table-cell office:value-type="string" calcext:value-type="string">
            <text:p>Std log(Ko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d L</text:p>
          </table:table-cell>
          <table:table-cell/>
          <table:table-cell office:value-type="string" calcext:value-type="string">
            <text:p>α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α (1/m)</text:p>
          </table:table-cell>
          <table:table-cell office:value-type="string" calcext:value-type="string">
            <text:p>Ks(m/day)</text:p>
          </table:table-cell>
          <table:table-cell office:value-type="string" calcext:value-type="string">
            <text:p>Ko(m/day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α (1/m)</text:p>
          </table:table-cell>
          <table:table-cell office:value-type="string" calcext:value-type="string">
            <text:p>Ks(m/day)</text:p>
          </table:table-cell>
          <table:table-cell office:value-type="string" calcext:value-type="string">
            <text:p>Ko(m/day)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84" calcext:value-type="float">
            <text:p>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459" calcext:value-type="float">
            <text:p>0.459</text:p>
          </table:table-cell>
          <table:table-cell office:value-type="float" office:value="0.079" calcext:value-type="float">
            <text:p>0.079</text:p>
          </table:table-cell>
          <table:table-cell office:value-type="float" office:value="-1.825" calcext:value-type="float">
            <text:p>-1.825</text:p>
          </table:table-cell>
          <table:table-cell office:value-type="float" office:value="0.68" calcext:value-type="float">
            <text:p>0.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1.169" calcext:value-type="float">
            <text:p>1.169</text:p>
          </table:table-cell>
          <table:table-cell office:value-type="float" office:value="0.92" calcext:value-type="float">
            <text:p>0.92</text:p>
          </table:table-cell>
          <table:table-cell office:value-type="float" office:value="0.472" calcext:value-type="float">
            <text:p>0.472</text:p>
          </table:table-cell>
          <table:table-cell office:value-type="float" office:value="0.26" calcext:value-type="float">
            <text:p>0.26</text:p>
          </table:table-cell>
          <table:table-cell office:value-type="float" office:value="-1.561" calcext:value-type="float">
            <text:p>-1.561</text:p>
          </table:table-cell>
          <table:table-cell office:value-type="float" office:value="1.39" calcext:value-type="float">
            <text:p>1.39</text:p>
          </table:table-cell>
          <table:table-cell/>
          <table:table-cell table:formula="of:=EXP([.G2])" office:value-type="float" office:value="0.161217644129777" calcext:value-type="float">
            <text:p>0.161217644129777</text:p>
          </table:table-cell>
          <table:table-cell table:formula="of:=10^[.I2]" office:value-type="float" office:value="1.25314117494142" calcext:value-type="float">
            <text:p>1.25314117494142</text:p>
          </table:table-cell>
          <table:table-cell table:formula="of:=EXP([.K2])" office:value-type="float" office:value="3.21877225634943" calcext:value-type="float">
            <text:p>3.21877225634943</text:p>
          </table:table-cell>
          <table:table-cell table:formula="of:=EXP([.M2])" office:value-type="float" office:value="1.60319738372657" calcext:value-type="float">
            <text:p>1.60319738372657</text:p>
          </table:table-cell>
          <table:table-cell/>
          <table:table-cell table:formula="of:=[.S2]" office:value-type="float" office:value="1.25314117494142" calcext:value-type="float">
            <text:p>1.25314117494142</text:p>
          </table:table-cell>
          <table:table-cell table:formula="of:=100*[.R2]" office:value-type="float" office:value="16.1217644129777" calcext:value-type="float">
            <text:p>16.1217644129777</text:p>
          </table:table-cell>
          <table:table-cell table:formula="of:=[.T2]/100" office:value-type="float" office:value="0.0321877225634943" calcext:value-type="float">
            <text:p>0.032187722563494</text:p>
          </table:table-cell>
          <table:table-cell table:formula="of:=[.U2]/100" office:value-type="float" office:value="0.0160319738372657" calcext:value-type="float">
            <text:p>0.016031973837266</text:p>
          </table:table-cell>
          <table:table-cell/>
          <table:table-cell table:formula="of:=[.W2]" office:value-type="float" office:value="1.25314117494142" calcext:value-type="float">
            <text:p>1.25314</text:p>
          </table:table-cell>
          <table:table-cell table:formula="of:=(10^[.G2])*100" office:value-type="float" office:value="1.49623565609443" calcext:value-type="float">
            <text:p>1.49624</text:p>
          </table:table-cell>
          <table:table-cell table:formula="of:=(10^[.K2])/100" office:value-type="float" office:value="0.147570653327589" calcext:value-type="float">
            <text:p>0.14757</text:p>
          </table:table-cell>
          <table:table-cell table:formula="of:=(10^[.M2])/100" office:value-type="float" office:value="0.0296483138952434" calcext:value-type="float">
            <text:p>0.02965</text:p>
          </table:table-cell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140" calcext:value-type="float">
            <text:p>14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442" calcext:value-type="float">
            <text:p>0.442</text:p>
          </table:table-cell>
          <table:table-cell office:value-type="float" office:value="0.079" calcext:value-type="float">
            <text:p>0.079</text:p>
          </table:table-cell>
          <table:table-cell office:value-type="float" office:value="-1.801" calcext:value-type="float">
            <text:p>-1.801</text:p>
          </table:table-cell>
          <table:table-cell office:value-type="float" office:value="0.69" calcext:value-type="float">
            <text:p>0.6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913" calcext:value-type="float">
            <text:p>0.913</text:p>
          </table:table-cell>
          <table:table-cell office:value-type="float" office:value="1.09" calcext:value-type="float">
            <text:p>1.09</text:p>
          </table:table-cell>
          <table:table-cell office:value-type="float" office:value="0.699" calcext:value-type="float">
            <text:p>0.699</text:p>
          </table:table-cell>
          <table:table-cell office:value-type="float" office:value="0.23" calcext:value-type="float">
            <text:p>0.23</text:p>
          </table:table-cell>
          <table:table-cell office:value-type="float" office:value="-0.763" calcext:value-type="float">
            <text:p>-0.76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EXP([.G3])" office:value-type="float" office:value="0.165133671955266" calcext:value-type="float">
            <text:p>0.165133671955266</text:p>
          </table:table-cell>
          <table:table-cell table:formula="of:=10^[.I3]" office:value-type="float" office:value="1.41579377995708" calcext:value-type="float">
            <text:p>1.41579377995708</text:p>
          </table:table-cell>
          <table:table-cell table:formula="of:=EXP([.K3])" office:value-type="float" office:value="2.49178669162421" calcext:value-type="float">
            <text:p>2.49178669162421</text:p>
          </table:table-cell>
          <table:table-cell table:formula="of:=EXP([.M3])" office:value-type="float" office:value="2.01173996130382" calcext:value-type="float">
            <text:p>2.01173996130382</text:p>
          </table:table-cell>
          <table:table-cell/>
          <table:table-cell table:formula="of:=[.S3]" office:value-type="float" office:value="1.41579377995708" calcext:value-type="float">
            <text:p>1.41579377995708</text:p>
          </table:table-cell>
          <table:table-cell table:formula="of:=100*[.R3]" office:value-type="float" office:value="16.5133671955266" calcext:value-type="float">
            <text:p>16.5133671955266</text:p>
          </table:table-cell>
          <table:table-cell table:formula="of:=[.T3]/100" office:value-type="float" office:value="0.0249178669162421" calcext:value-type="float">
            <text:p>0.024917866916242</text:p>
          </table:table-cell>
          <table:table-cell table:formula="of:=[.U3]/100" office:value-type="float" office:value="0.0201173996130382" calcext:value-type="float">
            <text:p>0.020117399613038</text:p>
          </table:table-cell>
          <table:table-cell/>
          <table:table-cell table:formula="of:=[.W3]" office:value-type="float" office:value="1.41579377995708" calcext:value-type="float">
            <text:p>1.41579</text:p>
          </table:table-cell>
          <table:table-cell table:formula="of:=(10^[.G3])*100" office:value-type="float" office:value="1.58124803927038" calcext:value-type="float">
            <text:p>1.58125</text:p>
          </table:table-cell>
          <table:table-cell table:formula="of:=(10^[.K3])/100" office:value-type="float" office:value="0.081846478813479" calcext:value-type="float">
            <text:p>0.08185</text:p>
          </table:table-cell>
          <table:table-cell table:formula="of:=(10^[.M3])/100" office:value-type="float" office:value="0.0500034534976979" calcext:value-type="float">
            <text:p>0.05000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242" calcext:value-type="float">
            <text:p>24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98" calcext:value-type="float">
            <text:p>0.098</text:p>
          </table:table-cell>
          <table:table-cell office:value-type="float" office:value="-1.954" calcext:value-type="float">
            <text:p>-1.954</text:p>
          </table:table-cell>
          <table:table-cell office:value-type="float" office:value="0.73" calcext:value-type="float">
            <text:p>0.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" calcext:value-type="float">
            <text:p>0.13</text:p>
          </table:table-cell>
          <table:table-cell office:value-type="float" office:value="1.081" calcext:value-type="float">
            <text:p>1.081</text:p>
          </table:table-cell>
          <table:table-cell office:value-type="float" office:value="0.92" calcext:value-type="float">
            <text:p>0.92</text:p>
          </table:table-cell>
          <table:table-cell office:value-type="float" office:value="0.568" calcext:value-type="float">
            <text:p>0.568</text:p>
          </table:table-cell>
          <table:table-cell office:value-type="float" office:value="0.21" calcext:value-type="float">
            <text:p>0.21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EXP([.G4])" office:value-type="float" office:value="0.141706111976666" calcext:value-type="float">
            <text:p>0.141706111976666</text:p>
          </table:table-cell>
          <table:table-cell table:formula="of:=10^[.I4]" office:value-type="float" office:value="1.47231250243272" calcext:value-type="float">
            <text:p>1.47231250243272</text:p>
          </table:table-cell>
          <table:table-cell table:formula="of:=EXP([.K4])" office:value-type="float" office:value="2.94762570344727" calcext:value-type="float">
            <text:p>2.94762570344727</text:p>
          </table:table-cell>
          <table:table-cell table:formula="of:=EXP([.M4])" office:value-type="float" office:value="1.76473405150846" calcext:value-type="float">
            <text:p>1.76473405150846</text:p>
          </table:table-cell>
          <table:table-cell/>
          <table:table-cell table:formula="of:=[.S4]" office:value-type="float" office:value="1.47231250243272" calcext:value-type="float">
            <text:p>1.47231250243272</text:p>
          </table:table-cell>
          <table:table-cell table:formula="of:=100*[.R4]" office:value-type="float" office:value="14.1706111976666" calcext:value-type="float">
            <text:p>14.1706111976666</text:p>
          </table:table-cell>
          <table:table-cell table:formula="of:=[.T4]/100" office:value-type="float" office:value="0.0294762570344727" calcext:value-type="float">
            <text:p>0.029476257034473</text:p>
          </table:table-cell>
          <table:table-cell table:formula="of:=[.U4]/100" office:value-type="float" office:value="0.0176473405150846" calcext:value-type="float">
            <text:p>0.017647340515085</text:p>
          </table:table-cell>
          <table:table-cell/>
          <table:table-cell table:formula="of:=[.W4]" office:value-type="float" office:value="1.47231250243272" calcext:value-type="float">
            <text:p>1.47231</text:p>
          </table:table-cell>
          <table:table-cell table:formula="of:=(10^[.G4])*100" office:value-type="float" office:value="1.11173172728159" calcext:value-type="float">
            <text:p>1.11173</text:p>
          </table:table-cell>
          <table:table-cell table:formula="of:=(10^[.K4])/100" office:value-type="float" office:value="0.12050359403718" calcext:value-type="float">
            <text:p>0.12050</text:p>
          </table:table-cell>
          <table:table-cell table:formula="of:=(10^[.M4])/100" office:value-type="float" office:value="0.0369828179780266" calcext:value-type="float">
            <text:p>0.03698</text:p>
          </table:table-cell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201" calcext:value-type="float">
            <text:p>2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office:value-type="float" office:value="-1.459" calcext:value-type="float">
            <text:p>-1.459</text:p>
          </table:table-cell>
          <table:table-cell office:value-type="float" office:value="0.47" calcext:value-type="float">
            <text:p>0.47</text:p>
          </table:table-cell>
          <table:table-cell office:value-type="float" office:value="0.242" calcext:value-type="float">
            <text:p>0.242</text:p>
          </table:table-cell>
          <table:table-cell office:value-type="float" office:value="0.16" calcext:value-type="float">
            <text:p>0.16</text:p>
          </table:table-cell>
          <table:table-cell office:value-type="float" office:value="2.022" calcext:value-type="float">
            <text:p>2.022</text:p>
          </table:table-cell>
          <table:table-cell office:value-type="float" office:value="0.64" calcext:value-type="float">
            <text:p>0.64</text:p>
          </table:table-cell>
          <table:table-cell office:value-type="float" office:value="1.386" calcext:value-type="float">
            <text:p>1.386</text:p>
          </table:table-cell>
          <table:table-cell office:value-type="float" office:value="0.24" calcext:value-type="float">
            <text:p>0.24</text:p>
          </table:table-cell>
          <table:table-cell office:value-type="float" office:value="-0.874" calcext:value-type="float">
            <text:p>-0.874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EXP([.G5])" office:value-type="float" office:value="0.232468627161342" calcext:value-type="float">
            <text:p>0.232468627161342</text:p>
          </table:table-cell>
          <table:table-cell table:formula="of:=10^[.I5]" office:value-type="float" office:value="1.7458221529205" calcext:value-type="float">
            <text:p>1.7458221529205</text:p>
          </table:table-cell>
          <table:table-cell table:formula="of:=EXP([.K5])" office:value-type="float" office:value="7.55341667023524" calcext:value-type="float">
            <text:p>7.55341667023524</text:p>
          </table:table-cell>
          <table:table-cell table:formula="of:=EXP([.M5])" office:value-type="float" office:value="3.99882272880037" calcext:value-type="float">
            <text:p>3.99882272880037</text:p>
          </table:table-cell>
          <table:table-cell/>
          <table:table-cell table:formula="of:=[.S5]" office:value-type="float" office:value="1.7458221529205" calcext:value-type="float">
            <text:p>1.7458221529205</text:p>
          </table:table-cell>
          <table:table-cell table:formula="of:=100*[.R5]" office:value-type="float" office:value="23.2468627161342" calcext:value-type="float">
            <text:p>23.2468627161342</text:p>
          </table:table-cell>
          <table:table-cell table:formula="of:=[.T5]/100" office:value-type="float" office:value="0.0755341667023524" calcext:value-type="float">
            <text:p>0.075534166702352</text:p>
          </table:table-cell>
          <table:table-cell table:formula="of:=[.U5]/100" office:value-type="float" office:value="0.0399882272880037" calcext:value-type="float">
            <text:p>0.039988227288004</text:p>
          </table:table-cell>
          <table:table-cell/>
          <table:table-cell table:formula="of:=[.W5]" office:value-type="float" office:value="1.7458221529205" calcext:value-type="float">
            <text:p>1.74582</text:p>
          </table:table-cell>
          <table:table-cell table:formula="of:=(10^[.G5])*100" office:value-type="float" office:value="3.47536161443206" calcext:value-type="float">
            <text:p>3.47536</text:p>
          </table:table-cell>
          <table:table-cell table:formula="of:=(10^[.K5])/100" office:value-type="float" office:value="1.05196187382322" calcext:value-type="float">
            <text:p>1.05196</text:p>
          </table:table-cell>
          <table:table-cell table:formula="of:=(10^[.M5])/100" office:value-type="float" office:value="0.243220400907382" calcext:value-type="float">
            <text:p>0.24322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08" calcext:value-type="float">
            <text:p>3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-1.453" calcext:value-type="float">
            <text:p>-1.453</text:p>
          </table:table-cell>
          <table:table-cell office:value-type="float" office:value="0.25" calcext:value-type="float">
            <text:p>0.25</text:p>
          </table:table-cell>
          <table:table-cell office:value-type="float" office:value="0.502" calcext:value-type="float">
            <text:p>0.502</text:p>
          </table:table-cell>
          <table:table-cell office:value-type="float" office:value="0.18" calcext:value-type="float">
            <text:p>0.18</text:p>
          </table:table-cell>
          <table:table-cell office:value-type="float" office:value="2.808" calcext:value-type="float">
            <text:p>2.808</text:p>
          </table:table-cell>
          <table:table-cell office:value-type="float" office:value="0.59" calcext:value-type="float">
            <text:p>0.59</text:p>
          </table:table-cell>
          <table:table-cell office:value-type="float" office:value="1.389" calcext:value-type="float">
            <text:p>1.389</text:p>
          </table:table-cell>
          <table:table-cell office:value-type="float" office:value="0.24" calcext:value-type="float">
            <text:p>0.24</text:p>
          </table:table-cell>
          <table:table-cell office:value-type="float" office:value="-0.93" calcext:value-type="float">
            <text:p>-0.93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EXP([.G6])" office:value-type="float" office:value="0.233867631741038" calcext:value-type="float">
            <text:p>0.233867631741038</text:p>
          </table:table-cell>
          <table:table-cell table:formula="of:=10^[.I6]" office:value-type="float" office:value="3.17687407064977" calcext:value-type="float">
            <text:p>3.17687407064977</text:p>
          </table:table-cell>
          <table:table-cell table:formula="of:=EXP([.K6])" office:value-type="float" office:value="16.5767315800501" calcext:value-type="float">
            <text:p>16.5767315800501</text:p>
          </table:table-cell>
          <table:table-cell table:formula="of:=EXP([.M6])" office:value-type="float" office:value="4.01083720969726" calcext:value-type="float">
            <text:p>4.01083720969726</text:p>
          </table:table-cell>
          <table:table-cell/>
          <table:table-cell table:formula="of:=[.S6]" office:value-type="float" office:value="3.17687407064977" calcext:value-type="float">
            <text:p>3.17687407064977</text:p>
          </table:table-cell>
          <table:table-cell table:formula="of:=100*[.R6]" office:value-type="float" office:value="23.3867631741038" calcext:value-type="float">
            <text:p>23.3867631741038</text:p>
          </table:table-cell>
          <table:table-cell table:formula="of:=[.T6]/100" office:value-type="float" office:value="0.165767315800501" calcext:value-type="float">
            <text:p>0.165767315800501</text:p>
          </table:table-cell>
          <table:table-cell table:formula="of:=[.U6]/100" office:value-type="float" office:value="0.0401083720969726" calcext:value-type="float">
            <text:p>0.040108372096973</text:p>
          </table:table-cell>
          <table:table-cell/>
          <table:table-cell table:formula="of:=[.W6]" office:value-type="float" office:value="3.17687407064977" calcext:value-type="float">
            <text:p>3.17687</text:p>
          </table:table-cell>
          <table:table-cell table:formula="of:=(10^[.G6])*100" office:value-type="float" office:value="3.52370871042487" calcext:value-type="float">
            <text:p>3.52371</text:p>
          </table:table-cell>
          <table:table-cell table:formula="of:=(10^[.K6])/100" office:value-type="float" office:value="6.42687717317019" calcext:value-type="float">
            <text:p>6.42688</text:p>
          </table:table-cell>
          <table:table-cell table:formula="of:=(10^[.M6])/100" office:value-type="float" office:value="0.244906324184475" calcext:value-type="float">
            <text:p>0.24491</text:p>
          </table:table-cell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11" calcext:value-type="float">
            <text:p>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6" calcext:value-type="float">
            <text:p>0.046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57" calcext:value-type="float">
            <text:p>0.5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" calcext:value-type="float">
            <text:p>0.06</text:p>
          </table:table-cell>
          <table:table-cell office:value-type="float" office:value="1.055" calcext:value-type="float">
            <text:p>1.055</text:p>
          </table:table-cell>
          <table:table-cell office:value-type="float" office:value="0.89" calcext:value-type="float">
            <text:p>0.89</text:p>
          </table:table-cell>
          <table:table-cell office:value-type="float" office:value="0.637" calcext:value-type="float">
            <text:p>0.637</text:p>
          </table:table-cell>
          <table:table-cell office:value-type="float" office:value="0.34" calcext:value-type="float">
            <text:p>0.34</text:p>
          </table:table-cell>
          <table:table-cell office:value-type="float" office:value="-3.665" calcext:value-type="float">
            <text:p>-3.66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EXP([.G7])" office:value-type="float" office:value="0.22855006266942" calcext:value-type="float">
            <text:p>0.22855006266942</text:p>
          </table:table-cell>
          <table:table-cell table:formula="of:=10^[.I7]" office:value-type="float" office:value="1.20781383510678" calcext:value-type="float">
            <text:p>1.20781383510678</text:p>
          </table:table-cell>
          <table:table-cell table:formula="of:=EXP([.K7])" office:value-type="float" office:value="2.87197515390135" calcext:value-type="float">
            <text:p>2.87197515390135</text:p>
          </table:table-cell>
          <table:table-cell table:formula="of:=EXP([.M7])" office:value-type="float" office:value="1.89079996230323" calcext:value-type="float">
            <text:p>1.89079996230323</text:p>
          </table:table-cell>
          <table:table-cell/>
          <table:table-cell table:formula="of:=[.S7]" office:value-type="float" office:value="1.20781383510678" calcext:value-type="float">
            <text:p>1.20781383510678</text:p>
          </table:table-cell>
          <table:table-cell table:formula="of:=100*[.R7]" office:value-type="float" office:value="22.855006266942" calcext:value-type="float">
            <text:p>22.855006266942</text:p>
          </table:table-cell>
          <table:table-cell table:formula="of:=[.T7]/100" office:value-type="float" office:value="0.0287197515390135" calcext:value-type="float">
            <text:p>0.028719751539014</text:p>
          </table:table-cell>
          <table:table-cell table:formula="of:=[.U7]/100" office:value-type="float" office:value="0.0189079996230323" calcext:value-type="float">
            <text:p>0.018907999623032</text:p>
          </table:table-cell>
          <table:table-cell/>
          <table:table-cell table:formula="of:=[.W7]" office:value-type="float" office:value="1.20781383510678" calcext:value-type="float">
            <text:p>1.20781</text:p>
          </table:table-cell>
          <table:table-cell table:formula="of:=(10^[.G7])*100" office:value-type="float" office:value="3.34195040026114" calcext:value-type="float">
            <text:p>3.34195</text:p>
          </table:table-cell>
          <table:table-cell table:formula="of:=(10^[.K7])/100" office:value-type="float" office:value="0.113501081567231" calcext:value-type="float">
            <text:p>0.11350</text:p>
          </table:table-cell>
          <table:table-cell table:formula="of:=(10^[.M7])/100" office:value-type="float" office:value="0.0433510878387529" calcext:value-type="float">
            <text:p>0.04335</text:p>
          </table:table-cell>
        </table:table-row>
        <table:table-row table:style-name="ro1">
          <table:table-cell office:value-type="string" calcext:value-type="string">
            <text:p>Sandy Clay Loam</text:p>
          </table:table-cell>
          <table:table-cell office:value-type="float" office:value="87" calcext:value-type="float">
            <text:p>8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8" calcext:value-type="float">
            <text:p>0.0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061" calcext:value-type="float">
            <text:p>0.061</text:p>
          </table:table-cell>
          <table:table-cell office:value-type="float" office:value="-1.676" calcext:value-type="float">
            <text:p>-1.676</text:p>
          </table:table-cell>
          <table:table-cell office:value-type="float" office:value="0.71" calcext:value-type="float">
            <text:p>0.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1.12" calcext:value-type="float">
            <text:p>1.12</text:p>
          </table:table-cell>
          <table:table-cell office:value-type="float" office:value="0.85" calcext:value-type="float">
            <text:p>0.85</text:p>
          </table:table-cell>
          <table:table-cell office:value-type="float" office:value="0.841" calcext:value-type="float">
            <text:p>0.841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EXP([.G8])" office:value-type="float" office:value="0.187120964925355" calcext:value-type="float">
            <text:p>0.187120964925355</text:p>
          </table:table-cell>
          <table:table-cell table:formula="of:=10^[.I8]" office:value-type="float" office:value="1.33045441797809" calcext:value-type="float">
            <text:p>1.33045441797809</text:p>
          </table:table-cell>
          <table:table-cell table:formula="of:=EXP([.K8])" office:value-type="float" office:value="3.064854203293" calcext:value-type="float">
            <text:p>3.064854203293</text:p>
          </table:table-cell>
          <table:table-cell table:formula="of:=EXP([.M8])" office:value-type="float" office:value="2.31868450232752" calcext:value-type="float">
            <text:p>2.31868450232752</text:p>
          </table:table-cell>
          <table:table-cell/>
          <table:table-cell table:formula="of:=[.S8]" office:value-type="float" office:value="1.33045441797809" calcext:value-type="float">
            <text:p>1.33045441797809</text:p>
          </table:table-cell>
          <table:table-cell table:formula="of:=100*[.R8]" office:value-type="float" office:value="18.7120964925355" calcext:value-type="float">
            <text:p>18.7120964925355</text:p>
          </table:table-cell>
          <table:table-cell table:formula="of:=[.T8]/100" office:value-type="float" office:value="0.03064854203293" calcext:value-type="float">
            <text:p>0.03064854203293</text:p>
          </table:table-cell>
          <table:table-cell table:formula="of:=[.U8]/100" office:value-type="float" office:value="0.0231868450232752" calcext:value-type="float">
            <text:p>0.023186845023275</text:p>
          </table:table-cell>
          <table:table-cell/>
          <table:table-cell table:formula="of:=[.W8]" office:value-type="float" office:value="1.33045441797809" calcext:value-type="float">
            <text:p>1.33045</text:p>
          </table:table-cell>
          <table:table-cell table:formula="of:=(10^[.G8])*100" office:value-type="float" office:value="2.10862814993329" calcext:value-type="float">
            <text:p>2.10863</text:p>
          </table:table-cell>
          <table:table-cell table:formula="of:=(10^[.K8])/100" office:value-type="float" office:value="0.131825673855641" calcext:value-type="float">
            <text:p>0.13183</text:p>
          </table:table-cell>
          <table:table-cell table:formula="of:=(10^[.M8])/100" office:value-type="float" office:value="0.0693425806016569" calcext:value-type="float">
            <text:p>0.06934</text:p>
          </table:table-cell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476" calcext:value-type="float">
            <text:p>47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5" calcext:value-type="float">
            <text:p>0.085</text:p>
          </table:table-cell>
          <table:table-cell office:value-type="float" office:value="-1.574" calcext:value-type="float">
            <text:p>-1.574</text:p>
          </table:table-cell>
          <table:table-cell office:value-type="float" office:value="0.56" calcext:value-type="float">
            <text:p>0.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1" calcext:value-type="float">
            <text:p>0.11</text:p>
          </table:table-cell>
          <table:table-cell office:value-type="float" office:value="1.583" calcext:value-type="float">
            <text:p>1.583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21" calcext:value-type="float">
            <text:p>0.21</text:p>
          </table:table-cell>
          <table:table-cell office:value-type="float" office:value="-0.861" calcext:value-type="float">
            <text:p>-0.861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EXP([.G9])" office:value-type="float" office:value="0.20721466377212" calcext:value-type="float">
            <text:p>0.20721466377212</text:p>
          </table:table-cell>
          <table:table-cell table:formula="of:=10^[.I9]" office:value-type="float" office:value="1.44877185354476" calcext:value-type="float">
            <text:p>1.44877185354476</text:p>
          </table:table-cell>
          <table:table-cell table:formula="of:=EXP([.K9])" office:value-type="float" office:value="4.86954254783599" calcext:value-type="float">
            <text:p>4.86954254783599</text:p>
          </table:table-cell>
          <table:table-cell table:formula="of:=EXP([.M9])" office:value-type="float" office:value="3.28708120738312" calcext:value-type="float">
            <text:p>3.28708120738312</text:p>
          </table:table-cell>
          <table:table-cell/>
          <table:table-cell table:formula="of:=[.S9]" office:value-type="float" office:value="1.44877185354476" calcext:value-type="float">
            <text:p>1.44877185354476</text:p>
          </table:table-cell>
          <table:table-cell table:formula="of:=100*[.R9]" office:value-type="float" office:value="20.721466377212" calcext:value-type="float">
            <text:p>20.721466377212</text:p>
          </table:table-cell>
          <table:table-cell table:formula="of:=[.T9]/100" office:value-type="float" office:value="0.0486954254783599" calcext:value-type="float">
            <text:p>0.04869542547836</text:p>
          </table:table-cell>
          <table:table-cell table:formula="of:=[.U9]/100" office:value-type="float" office:value="0.0328708120738312" calcext:value-type="float">
            <text:p>0.032870812073831</text:p>
          </table:table-cell>
          <table:table-cell/>
          <table:table-cell table:formula="of:=[.W9]" office:value-type="float" office:value="1.44877185354476" calcext:value-type="float">
            <text:p>1.44877</text:p>
          </table:table-cell>
          <table:table-cell table:formula="of:=(10^[.G9])*100" office:value-type="float" office:value="2.66685866452148" calcext:value-type="float">
            <text:p>2.66686</text:p>
          </table:table-cell>
          <table:table-cell table:formula="of:=(10^[.K9])/100" office:value-type="float" office:value="0.382824743316823" calcext:value-type="float">
            <text:p>0.38282</text:p>
          </table:table-cell>
          <table:table-cell table:formula="of:=(10^[.M9])/100" office:value-type="float" office:value="0.154881661891248" calcext:value-type="float">
            <text:p>0.15488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9" calcext:value-type="float">
            <text:p>0.489</text:p>
          </table:table-cell>
          <table:table-cell office:value-type="float" office:value="0.078" calcext:value-type="float">
            <text:p>0.078</text:p>
          </table:table-cell>
          <table:table-cell office:value-type="float" office:value="-2.182" calcext:value-type="float">
            <text:p>-2.182</text:p>
          </table:table-cell>
          <table:table-cell office:value-type="float" office:value="0.3" calcext:value-type="float">
            <text:p>0.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3" calcext:value-type="float">
            <text:p>0.13</text:p>
          </table:table-cell>
          <table:table-cell office:value-type="float" office:value="1.641" calcext:value-type="float">
            <text:p>1.641</text:p>
          </table:table-cell>
          <table:table-cell office:value-type="float" office:value="0.27" calcext:value-type="float">
            <text:p>0.2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2" calcext:value-type="float">
            <text:p>0.32</text:p>
          </table:table-cell>
          <table:table-cell office:value-type="float" office:value="0.624" calcext:value-type="float">
            <text:p>0.624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EXP([.G10])" office:value-type="float" office:value="0.112815673511584" calcext:value-type="float">
            <text:p>0.112815673511584</text:p>
          </table:table-cell>
          <table:table-cell table:formula="of:=10^[.I10]" office:value-type="float" office:value="1.67880401812256" calcext:value-type="float">
            <text:p>1.67880401812256</text:p>
          </table:table-cell>
          <table:table-cell table:formula="of:=EXP([.K10])" office:value-type="float" office:value="5.16032726019108" calcext:value-type="float">
            <text:p>5.16032726019108</text:p>
          </table:table-cell>
          <table:table-cell table:formula="of:=EXP([.M10])" office:value-type="float" office:value="1.68876923447846" calcext:value-type="float">
            <text:p>1.68876923447846</text:p>
          </table:table-cell>
          <table:table-cell/>
          <table:table-cell table:formula="of:=[.S10]" office:value-type="float" office:value="1.67880401812256" calcext:value-type="float">
            <text:p>1.67880401812256</text:p>
          </table:table-cell>
          <table:table-cell table:formula="of:=100*[.R10]" office:value-type="float" office:value="11.2815673511584" calcext:value-type="float">
            <text:p>11.2815673511584</text:p>
          </table:table-cell>
          <table:table-cell table:formula="of:=[.T10]/100" office:value-type="float" office:value="0.0516032726019108" calcext:value-type="float">
            <text:p>0.051603272601911</text:p>
          </table:table-cell>
          <table:table-cell table:formula="of:=[.U10]/100" office:value-type="float" office:value="0.0168876923447846" calcext:value-type="float">
            <text:p>0.016887692344785</text:p>
          </table:table-cell>
          <table:table-cell/>
          <table:table-cell table:formula="of:=[.W10]" office:value-type="float" office:value="1.67880401812256" calcext:value-type="float">
            <text:p>1.67880</text:p>
          </table:table-cell>
          <table:table-cell table:formula="of:=(10^[.G10])*100" office:value-type="float" office:value="0.657657837355421" calcext:value-type="float">
            <text:p>0.65766</text:p>
          </table:table-cell>
          <table:table-cell table:formula="of:=(10^[.K10])/100" office:value-type="float" office:value="0.437522105158252" calcext:value-type="float">
            <text:p>0.43752</text:p>
          </table:table-cell>
          <table:table-cell table:formula="of:=(10^[.M10])/100" office:value-type="float" office:value="0.0334195040026114" calcext:value-type="float">
            <text:p>0.03342</text:p>
          </table:table-cell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28" calcext:value-type="float">
            <text:p>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481" calcext:value-type="float">
            <text:p>0.481</text:p>
          </table:table-cell>
          <table:table-cell office:value-type="float" office:value="0.08" calcext:value-type="float">
            <text:p>0.08</text:p>
          </table:table-cell>
          <table:table-cell office:value-type="float" office:value="-1.79" calcext:value-type="float">
            <text:p>-1.79</text:p>
          </table:table-cell>
          <table:table-cell office:value-type="float" office:value="0.64" calcext:value-type="float">
            <text:p>0.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983" calcext:value-type="float">
            <text:p>0.983</text:p>
          </table:table-cell>
          <table:table-cell office:value-type="float" office:value="0.57" calcext:value-type="float">
            <text:p>0.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27" calcext:value-type="float">
            <text:p>0.27</text:p>
          </table:table-cell>
          <table:table-cell office:value-type="float" office:value="-1.287" calcext:value-type="float">
            <text:p>-1.287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EXP([.G11])" office:value-type="float" office:value="0.166960169667041" calcext:value-type="float">
            <text:p>0.166960169667041</text:p>
          </table:table-cell>
          <table:table-cell table:formula="of:=10^[.I11]" office:value-type="float" office:value="1.32129563418658" calcext:value-type="float">
            <text:p>1.32129563418658</text:p>
          </table:table-cell>
          <table:table-cell table:formula="of:=EXP([.K11])" office:value-type="float" office:value="2.67246161270734" calcext:value-type="float">
            <text:p>2.67246161270734</text:p>
          </table:table-cell>
          <table:table-cell table:formula="of:=EXP([.M11])" office:value-type="float" office:value="1.65037081660632" calcext:value-type="float">
            <text:p>1.65037081660632</text:p>
          </table:table-cell>
          <table:table-cell/>
          <table:table-cell table:formula="of:=[.S11]" office:value-type="float" office:value="1.32129563418658" calcext:value-type="float">
            <text:p>1.32129563418658</text:p>
          </table:table-cell>
          <table:table-cell table:formula="of:=100*[.R11]" office:value-type="float" office:value="16.6960169667041" calcext:value-type="float">
            <text:p>16.6960169667041</text:p>
          </table:table-cell>
          <table:table-cell table:formula="of:=[.T11]/100" office:value-type="float" office:value="0.0267246161270734" calcext:value-type="float">
            <text:p>0.026724616127074</text:p>
          </table:table-cell>
          <table:table-cell table:formula="of:=[.U11]/100" office:value-type="float" office:value="0.0165037081660632" calcext:value-type="float">
            <text:p>0.016503708166063</text:p>
          </table:table-cell>
          <table:table-cell/>
          <table:table-cell table:formula="of:=[.W11]" office:value-type="float" office:value="1.32129563418658" calcext:value-type="float">
            <text:p>1.32130</text:p>
          </table:table-cell>
          <table:table-cell table:formula="of:=(10^[.G11])*100" office:value-type="float" office:value="1.62181009735893" calcext:value-type="float">
            <text:p>1.62181</text:p>
          </table:table-cell>
          <table:table-cell table:formula="of:=(10^[.K11])/100" office:value-type="float" office:value="0.0961612278383665" calcext:value-type="float">
            <text:p>0.09616</text:p>
          </table:table-cell>
          <table:table-cell table:formula="of:=(10^[.M11])/100" office:value-type="float" office:value="0.0316956746304349" calcext:value-type="float">
            <text:p>0.03170</text:p>
          </table:table-cell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172" calcext:value-type="float">
            <text:p>172</text:p>
          </table:table-cell>
          <table:table-cell office:value-type="float" office:value="0.09" calcext:value-type="float">
            <text:p>0.09</text:p>
          </table:table-cell>
          <table:table-cell office:value-type="float" office:value="0.082" calcext:value-type="float">
            <text:p>0.082</text:p>
          </table:table-cell>
          <table:table-cell office:value-type="float" office:value="0.482" calcext:value-type="float">
            <text:p>0.482</text:p>
          </table:table-cell>
          <table:table-cell office:value-type="float" office:value="0.086" calcext:value-type="float">
            <text:p>0.086</text:p>
          </table:table-cell>
          <table:table-cell office:value-type="float" office:value="-2.076" calcext:value-type="float">
            <text:p>-2.076</text:p>
          </table:table-cell>
          <table:table-cell office:value-type="float" office:value="0.59" calcext:value-type="float">
            <text:p>0.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3" calcext:value-type="float">
            <text:p>0.13</text:p>
          </table:table-cell>
          <table:table-cell office:value-type="float" office:value="1.046" calcext:value-type="float">
            <text:p>1.046</text:p>
          </table:table-cell>
          <table:table-cell office:value-type="float" office:value="0.76" calcext:value-type="float">
            <text:p>0.76</text:p>
          </table:table-cell>
          <table:table-cell office:value-type="float" office:value="0.349" calcext:value-type="float">
            <text:p>0.349</text:p>
          </table:table-cell>
          <table:table-cell office:value-type="float" office:value="0.26" calcext:value-type="float">
            <text:p>0.26</text:p>
          </table:table-cell>
          <table:table-cell office:value-type="float" office:value="-0.156" calcext:value-type="float">
            <text:p>-0.156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EXP([.G12])" office:value-type="float" office:value="0.125430933822997" calcext:value-type="float">
            <text:p>0.125430933822997</text:p>
          </table:table-cell>
          <table:table-cell table:formula="of:=10^[.I12]" office:value-type="float" office:value="1.5205475297325" calcext:value-type="float">
            <text:p>1.5205475297325</text:p>
          </table:table-cell>
          <table:table-cell table:formula="of:=EXP([.K12])" office:value-type="float" office:value="2.8462433443487" calcext:value-type="float">
            <text:p>2.8462433443487</text:p>
          </table:table-cell>
          <table:table-cell table:formula="of:=EXP([.M12])" office:value-type="float" office:value="1.41764919034199" calcext:value-type="float">
            <text:p>1.41764919034199</text:p>
          </table:table-cell>
          <table:table-cell/>
          <table:table-cell table:formula="of:=[.S12]" office:value-type="float" office:value="1.5205475297325" calcext:value-type="float">
            <text:p>1.5205475297325</text:p>
          </table:table-cell>
          <table:table-cell table:formula="of:=100*[.R12]" office:value-type="float" office:value="12.5430933822997" calcext:value-type="float">
            <text:p>12.5430933822997</text:p>
          </table:table-cell>
          <table:table-cell table:formula="of:=[.T12]/100" office:value-type="float" office:value="0.028462433443487" calcext:value-type="float">
            <text:p>0.028462433443487</text:p>
          </table:table-cell>
          <table:table-cell table:formula="of:=[.U12]/100" office:value-type="float" office:value="0.0141764919034199" calcext:value-type="float">
            <text:p>0.01417649190342</text:p>
          </table:table-cell>
          <table:table-cell/>
          <table:table-cell table:formula="of:=[.W12]" office:value-type="float" office:value="1.5205475297325" calcext:value-type="float">
            <text:p>1.52055</text:p>
          </table:table-cell>
          <table:table-cell table:formula="of:=(10^[.G12])*100" office:value-type="float" office:value="0.839459986519397" calcext:value-type="float">
            <text:p>0.83946</text:p>
          </table:table-cell>
          <table:table-cell table:formula="of:=(10^[.K12])/100" office:value-type="float" office:value="0.111173172728159" calcext:value-type="float">
            <text:p>0.11117</text:p>
          </table:table-cell>
          <table:table-cell table:formula="of:=(10^[.M12])/100" office:value-type="float" office:value="0.0223357222283053" calcext:value-type="float">
            <text:p>0.02234</text:p>
          </table:table-cell>
        </table:table-row>
        <table:table-row table:style-name="ro1">
          <table:table-cell office:value-type="string" calcext:value-type="string">
            <text:p>Silty Loam</text:p>
          </table:table-cell>
          <table:table-cell office:value-type="float" office:value="330" calcext:value-type="float">
            <text:p>3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3" calcext:value-type="float">
            <text:p>0.073</text:p>
          </table:table-cell>
          <table:table-cell office:value-type="float" office:value="0.439" calcext:value-type="float">
            <text:p>0.439</text:p>
          </table:table-cell>
          <table:table-cell office:value-type="float" office:value="0.093" calcext:value-type="float">
            <text:p>0.093</text:p>
          </table:table-cell>
          <table:table-cell office:value-type="float" office:value="-2.296" calcext:value-type="float">
            <text:p>-2.296</text:p>
          </table:table-cell>
          <table:table-cell office:value-type="float" office:value="0.57" calcext:value-type="float">
            <text:p>0.57</text:p>
          </table:table-cell>
          <table:table-cell office:value-type="float" office:value="0.221" calcext:value-type="float">
            <text:p>0.221</text:p>
          </table:table-cell>
          <table:table-cell office:value-type="float" office:value="0.14" calcext:value-type="float">
            <text:p>0.14</text:p>
          </table:table-cell>
          <table:table-cell office:value-type="float" office:value="1.261" calcext:value-type="float">
            <text:p>1.261</text:p>
          </table:table-cell>
          <table:table-cell office:value-type="float" office:value="0.74" calcext:value-type="float">
            <text:p>0.7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" calcext:value-type="float">
            <text:p>0.26</text:p>
          </table:table-cell>
          <table:table-cell office:value-type="float" office:value="0.365" calcext:value-type="float">
            <text:p>0.365</text:p>
          </table:table-cell>
          <table:table-cell office:value-type="float" office:value="1.42" calcext:value-type="float">
            <text:p>1.42</text:p>
          </table:table-cell>
          <table:table-cell/>
          <table:table-cell table:formula="of:=EXP([.G13])" office:value-type="float" office:value="0.100660682238943" calcext:value-type="float">
            <text:p>0.100660682238943</text:p>
          </table:table-cell>
          <table:table-cell table:formula="of:=10^[.I13]" office:value-type="float" office:value="1.66341265037017" calcext:value-type="float">
            <text:p>1.66341265037017</text:p>
          </table:table-cell>
          <table:table-cell table:formula="of:=EXP([.K13])" office:value-type="float" office:value="3.52894867215121" calcext:value-type="float">
            <text:p>3.52894867215121</text:p>
          </table:table-cell>
          <table:table-cell table:formula="of:=EXP([.M13])" office:value-type="float" office:value="1.27506862411846" calcext:value-type="float">
            <text:p>1.27506862411846</text:p>
          </table:table-cell>
          <table:table-cell/>
          <table:table-cell table:formula="of:=[.S13]" office:value-type="float" office:value="1.66341265037017" calcext:value-type="float">
            <text:p>1.66341265037017</text:p>
          </table:table-cell>
          <table:table-cell table:formula="of:=100*[.R13]" office:value-type="float" office:value="10.0660682238943" calcext:value-type="float">
            <text:p>10.0660682238943</text:p>
          </table:table-cell>
          <table:table-cell table:formula="of:=[.T13]/100" office:value-type="float" office:value="0.0352894867215121" calcext:value-type="float">
            <text:p>0.035289486721512</text:p>
          </table:table-cell>
          <table:table-cell table:formula="of:=[.U13]/100" office:value-type="float" office:value="0.0127506862411846" calcext:value-type="float">
            <text:p>0.012750686241185</text:p>
          </table:table-cell>
          <table:table-cell/>
          <table:table-cell table:formula="of:=[.W13]" office:value-type="float" office:value="1.66341265037017" calcext:value-type="float">
            <text:p>1.66341</text:p>
          </table:table-cell>
          <table:table-cell table:formula="of:=(10^[.G13])*100" office:value-type="float" office:value="0.505824662003114" calcext:value-type="float">
            <text:p>0.50582</text:p>
          </table:table-cell>
          <table:table-cell table:formula="of:=(10^[.K13])/100" office:value-type="float" office:value="0.182389570231964" calcext:value-type="float">
            <text:p>0.18239</text:p>
          </table:table-cell>
          <table:table-cell table:formula="of:=(10^[.M13])/100" office:value-type="float" office:value="0.0174984668862466" calcext:value-type="float">
            <text:p>0.01750</text:p>
          </table:table-cell>
        </table:table-row>
        <table:table-row table:style-name="ro1" table:number-rows-repeated="104856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3:48:11.924202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6T14:19:26.676636815</dc:date>
    <meta:editing-duration>PT23M59S</meta:editing-duration>
    <meta:editing-cycles>4</meta:editing-cycles>
    <meta:generator>LibreOffice/6.4.7.2$Linux_X86_64 LibreOffice_project/40$Build-2</meta:generator>
    <meta:document-statistic meta:table-count="1" meta:cell-count="364" meta:object-count="0"/>
  </office:meta>
</office:document-meta>
</file>